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800000"/>
    </style:style>
    <style:style style:name="P2" style:family="paragraph" style:parent-style-name="Standard">
      <style:text-properties fo:font-variant="normal" fo:text-transform="none" fo:color="#800000" style:font-name="Open Sans" fo:font-size="10.5pt" fo:letter-spacing="normal" fo:font-style="normal" fo:font-weight="normal"/>
    </style:style>
    <style:style style:name="P3" style:family="paragraph" style:parent-style-name="Standard">
      <style:text-properties fo:font-variant="normal" fo:text-transform="none" fo:color="#000000" style:font-name="Open Sans" fo:font-size="10.5pt" fo:letter-spacing="normal" fo:font-style="normal" fo:font-weight="normal"/>
    </style:style>
    <style:style style:name="T1" style:family="text">
      <style:text-properties fo:font-variant="normal" fo:text-transform="none" style:font-name="Open Sans" fo:font-size="10.5pt" fo:letter-spacing="normal" fo:font-style="normal" fo:font-weight="normal"/>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text:span text:style-name="T1">tablir la liste des requêtes que doit pouvoir recevoir les fournisseurs (en vous basant sur votre modélisation actuelle) en précisant le type des données qui transite dans les deux sens du dialogue.</text:span></text:p>
      <text:p text:style-name="P2"/>
      <text:p text:style-name="P2"/>
      <text:p text:style-name="Standard">Les usines peuvent interroger les fournisseurs sur un stock de couleur → Si le fournisseur en a en réserve, il lui envoi un en format json, sinon non</text:p>
      <text:p text:style-name="Standard">Les usines peuvent interroger les fournisseurs sur un stock de pièces pour options → Si le fournisseur en a en réserve, il lui envoi un en format json, sinon, non</text:p>
      <text:p text:style-name="Standard">Les usines peuvent interroger les fournisseurs sur un stock de<text:span text:style-name="T3"> </text:span><text:span text:style-name="T2">moteur → Si le fournisseur en a en réserve, il lui envoi un en format json, sinon non</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19T22:41:09.75</meta:creation-date>
    <dc:date>2021-11-20T17:00:16.37</dc:date>
    <meta:editing-duration>PT5M18S</meta:editing-duration>
    <meta:editing-cycles>3</meta:editing-cycles>
    <meta:generator>OpenOffice/4.1.8$Win32 OpenOffice.org_project/418m3$Build-9803</meta:generator>
    <meta:document-statistic meta:table-count="0" meta:image-count="0" meta:object-count="0" meta:page-count="1" meta:paragraph-count="4" meta:word-count="118" meta:character-count="660"/>
  </office:meta>
</office:document-meta>
</file>